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BA11598B65A5F199.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235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standard" style:list-style-name="L1">
      <style:graphic-properties draw:stroke="none" svg:stroke-color="#000000" draw:fill="none" draw:fill-color="#ffffff" draw:auto-grow-height="true" draw:auto-grow-width="false" fo:max-height="0cm" fo:min-height="6.55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5.29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4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4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2"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3" style:family="graphic" style:parent-style-name="standard">
      <style:graphic-properties draw:stroke="none" draw:fill="solid" draw:fill-color="#b8dbd9" draw:textarea-horizontal-align="justify" draw:textarea-vertical-align="middle" draw:auto-grow-height="false" fo:min-height="0.29cm" fo:min-width="0.04cm"/>
    </style:style>
    <style:style style:name="gr54" style:family="graphic" style:parent-style-name="standard">
      <style:graphic-properties draw:stroke="none" draw:fill="solid" draw:fill-color="#586f7c" draw:textarea-horizontal-align="justify" draw:textarea-vertical-align="middle" draw:auto-grow-height="false" fo:min-height="0.29cm" fo:min-width="0.04cm"/>
    </style:style>
    <style:style style:name="gr55" style:family="graphic" style:parent-style-name="standard">
      <style:graphic-properties draw:stroke="none" draw:fill="solid" draw:fill-color="#2f4550" draw:textarea-horizontal-align="justify" draw:textarea-vertical-align="middle" draw:auto-grow-height="false" fo:min-height="0.29cm" fo:min-width="0.04cm"/>
    </style:style>
    <style:style style:name="gr5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8" style:family="graphic" style:parent-style-name="standard">
      <style:graphic-properties draw:stroke="none" draw:fill="none" fo:min-height="0.424cm" style:protect="position size"/>
      <style:paragraph-properties style:writing-mode="lr-tb"/>
    </style:style>
    <style:style style:name="gr5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text-properties fo:color="#000000" loext:opacity="100%"/>
    </style:style>
    <style:style style:name="P2" style:family="paragraph">
      <loext:graphic-properties draw:fill="none" draw:fill-color="#ffffff"/>
      <style:paragraph-properties fo:text-align="end" style:writing-mode="lr-tb"/>
      <style:text-properties fo:color="#000000" loext:opacity="100%" style:font-name="Noto Sans1" fo:font-size="16pt" style:text-underline-style="none" fo:font-weight="bold" style:font-size-asian="16pt" style:font-weight-asian="bold" style:font-size-complex="16pt" style:font-weight-complex="bold"/>
    </style:style>
    <style:style style:name="P3" style:family="paragraph">
      <style:text-properties fo:color="#000000" loext:opacity="100%"/>
    </style:style>
    <style:style style:name="P4" style:family="paragraph">
      <loext:graphic-properties draw:fill="none" draw:fill-color="#ffffff"/>
      <style:paragraph-properties style:writing-mode="lr-tb"/>
      <style:text-properties fo:color="#000000" loext:opacity="100%"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fo:color="#1c1c1c" loext:opacity="100%" style:font-name="Noto Sans1" fo:font-size="26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26pt"/>
    </style:style>
    <style:style style:name="P10" style:family="paragraph">
      <style:paragraph-properties fo:margin-top="0cm" fo:margin-bottom="0cm" fo:line-height="100%" fo:text-align="start" style:writing-mode="lr-tb"/>
      <style:text-properties style:font-name="Noto Sans1" fo:font-size="32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text-properties fo:color="#1c1c1c" loext:opacity="100%" style:text-underline-style="none"/>
    </style:style>
    <style:style style:name="P14" style:family="paragraph">
      <loext:graphic-properties draw:fill="none" draw:fill-color="#ffffff"/>
      <style:paragraph-properties style:writing-mode="lr-tb"/>
      <style:text-properties fo:color="#1c1c1c" loext:opacity="100%" style:font-name="Noto Sans1" fo:font-size="40pt" style:text-underline-style="none" fo:font-weight="bold" style:font-size-asian="40pt" style:font-size-complex="40pt"/>
    </style:style>
    <style:style style:name="P15" style:family="paragraph">
      <style:text-properties fo:color="#1c1c1c" loext:opacity="100%" fo:background-color="transparent"/>
    </style:style>
    <style:style style:name="P16" style:family="paragraph">
      <loext:graphic-properties draw:fill="none" draw:fill-color="#ffffff"/>
      <style:paragraph-properties style:writing-mode="lr-tb"/>
      <style:text-properties fo:color="#1c1c1c" loext:opacity="100%" style:font-name="Noto Sans1" fo:font-size="18pt" style:text-underline-style="none" fo:font-weight="bold" fo:background-color="transparent"/>
    </style:style>
    <style:style style:name="P17" style:family="paragraph">
      <style:paragraph-properties fo:margin-left="0cm" fo:margin-right="0cm" fo:margin-top="0cm" fo:margin-bottom="0cm" fo:line-height="100%" fo:text-indent="0cm"/>
      <style:text-properties fo:color="#1c1c1c" loext:opacity="100%" fo:font-size="22pt" fo:background-color="transparent" style:font-size-asian="22pt" style:font-size-complex="22pt"/>
    </style:style>
    <style:style style:name="P18" style:family="paragraph">
      <loext:graphic-properties draw:fill="none" draw:fill-color="#ffffff"/>
      <style:paragraph-properties fo:margin-left="0cm" fo:margin-right="0cm" fo:margin-top="0cm" fo:margin-bottom="0cm" fo:line-height="100%" fo:text-indent="0cm" style:writing-mode="lr-tb"/>
      <style:text-properties fo:color="#1c1c1c" loext:opacity="100%" style:font-name="Noto Sans1" fo:font-size="22pt" style:text-underline-style="none" fo:background-color="transparent" style:font-size-asian="22pt" style:font-size-complex="22pt"/>
    </style:style>
    <style:style style:name="P19" style:family="paragraph">
      <loext:graphic-properties draw:fill="solid" draw:fill-color="#ced4da" draw:opacity="50%"/>
      <style:paragraph-properties fo:text-align="center"/>
    </style:style>
    <style:style style:name="P20" style:family="paragraph">
      <style:paragraph-properties fo:margin-left="0cm" fo:margin-right="0cm" fo:margin-top="0cm" fo:margin-bottom="0cm" fo:line-height="100%" fo:text-align="justify" fo:text-indent="0cm"/>
      <style:text-properties fo:font-size="22pt" fo:background-color="transparent" style:font-size-asian="22pt" style:font-size-complex="22pt"/>
    </style:style>
    <style:style style:name="P21"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style:font-name="Noto Sans1" fo:font-size="22pt" fo:background-color="transparent" style:font-size-asian="22pt" style:font-size-complex="22pt"/>
    </style:style>
    <style:style style:name="P22" style:family="paragraph">
      <style:paragraph-properties fo:margin-left="0cm" fo:margin-right="0cm" fo:margin-top="0cm" fo:margin-bottom="0cm" fo:line-height="100%" fo:text-align="end" fo:text-indent="0cm"/>
      <style:text-properties fo:font-size="22pt" fo:background-color="transparent" style:font-size-asian="22pt" style:font-size-complex="22pt"/>
    </style:style>
    <style:style style:name="P23"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22pt" fo:background-color="transparent" style:font-size-asian="22pt" style:font-size-complex="22pt"/>
    </style:style>
    <style:style style:name="P24" style:family="paragraph">
      <style:text-properties fo:color="#1c1c1c" loext:opacity="100%" fo:font-size="36pt" fo:background-color="transparent" style:font-size-asian="36pt" style:font-size-complex="36pt"/>
    </style:style>
    <style:style style:name="P25" style:family="paragraph">
      <loext:graphic-properties draw:fill="none" draw:fill-color="#ffffff"/>
      <style:paragraph-properties style:writing-mode="lr-tb"/>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P26" style:family="paragraph">
      <style:paragraph-properties fo:margin-left="0cm" fo:margin-right="0cm" fo:margin-top="0.42cm" fo:margin-bottom="0.35cm" fo:line-height="100%" fo:text-align="end" fo:text-indent="0cm"/>
      <style:text-properties fo:font-size="16pt"/>
    </style:style>
    <style:style style:name="P2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8" style:family="paragraph">
      <style:paragraph-properties fo:text-align="end"/>
      <style:text-properties fo:font-size="18pt"/>
    </style:style>
    <style:style style:name="P2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31" style:family="paragraph">
      <style:paragraph-properties fo:margin-left="0cm" fo:margin-right="0cm" fo:margin-top="0.42cm" fo:margin-bottom="0.35cm" fo:line-height="100%" fo:text-indent="0cm"/>
      <style:text-properties fo:font-size="16pt"/>
    </style:style>
    <style:style style:name="P3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3" style:family="paragraph">
      <style:text-properties fo:font-size="18pt"/>
    </style:style>
    <style:style style:name="P34"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5"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6"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7" style:family="paragraph">
      <style:paragraph-properties fo:margin-left="0cm" fo:margin-right="0cm" fo:margin-top="0.254cm" fo:margin-bottom="0cm" fo:line-height="100%" fo:text-align="start" fo:text-indent="0cm" style:writing-mode="lr-tb"/>
      <style:text-properties fo:color="#1c1c1c" loext:opacity="100%" style:text-line-through-style="solid" style:text-line-through-type="single" style:font-name="Noto Sans1" fo:font-size="26pt"/>
    </style:style>
    <style:style style:name="P3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text-line-through-style="solid" style:text-line-through-type="single" style:font-name="Noto Sans1" fo:font-size="26pt"/>
    </style:style>
    <style:style style:name="P39" style:family="paragraph">
      <style:paragraph-properties fo:margin-left="0cm" fo:margin-right="0cm" fo:margin-top="0.42cm" fo:margin-bottom="0.35cm" fo:line-height="100%" fo:text-align="end" fo:text-indent="0cm"/>
    </style:style>
    <style:style style:name="P40" style:family="paragraph">
      <style:paragraph-properties fo:text-align="end"/>
    </style:style>
    <style:style style:name="P41" style:family="paragraph">
      <style:paragraph-properties fo:margin-left="0cm" fo:margin-right="0cm" fo:margin-top="0.42cm" fo:margin-bottom="0.35cm" fo:line-height="100%" fo:text-indent="0cm"/>
    </style:style>
    <style:style style:name="P42" style:family="paragraph">
      <loext:graphic-properties draw:fill="solid" draw:fill-color="#8d99ae" draw:opacity="10%"/>
      <style:paragraph-properties fo:text-align="center"/>
      <style:text-properties style:font-name="Noto Sans1"/>
    </style:style>
    <style:style style:name="P43"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44"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45"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46"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7"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8" style:family="paragraph">
      <style:paragraph-properties fo:text-align="center"/>
    </style:style>
    <style:style style:name="P49"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50" style:family="paragraph">
      <loext:graphic-properties draw:fill="solid" draw:fill-color="#b8dbd9"/>
      <style:paragraph-properties fo:text-align="center"/>
    </style:style>
    <style:style style:name="P51" style:family="paragraph">
      <loext:graphic-properties draw:fill="solid" draw:fill-color="#586f7c"/>
      <style:paragraph-properties fo:text-align="center"/>
    </style:style>
    <style:style style:name="P52" style:family="paragraph">
      <loext:graphic-properties draw:fill="solid" draw:fill-color="#2f4550"/>
      <style:paragraph-properties fo:text-align="center"/>
    </style:style>
    <style:style style:name="P53"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54"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57" style:family="paragraph">
      <style:paragraph-properties fo:margin-left="0cm" fo:margin-right="0cm" fo:margin-top="0cm" fo:margin-bottom="0cm" fo:line-height="100%" fo:text-align="end" fo:text-indent="0cm"/>
    </style:style>
    <style:style style:name="P58"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59" style:family="paragraph">
      <style:paragraph-properties fo:margin-top="0.42cm" fo:margin-bottom="0.35cm"/>
    </style:style>
    <style:style style:name="P60"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61" style:family="paragraph">
      <loext:graphic-properties draw:fill="bitmap" draw:fill-image-name="Bitmap_20_272" draw:fill-image-width="11.373cm" draw:fill-image-height="11.373cm" style:repeat="stretch"/>
      <style:paragraph-properties fo:text-align="center"/>
    </style:style>
    <style:style style:name="T1"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2" style:family="text">
      <style:text-properties fo:color="#000000" loext:opacity="100%"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variant="normal" fo:text-transform="none" fo:color="#1c1c1c" loext:opacity="100%" style:text-line-through-style="none" style:text-line-through-type="none" style:text-position="0% 100%" style:font-name="Noto Sans1"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1c1c1c" loext:opacity="100%" style:text-line-through-style="none" style:text-line-through-type="none" style:text-position="0% 100%" style:font-name="Noto Sans1"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fo:color="#1c1c1c" loext:opacity="100%" style:font-name="Noto Sans1" fo:font-size="40pt" style:text-underline-style="none" fo:font-weight="bold" style:font-size-asian="40pt" style:font-size-complex="40pt"/>
    </style:style>
    <style:style style:name="T7" style:family="text">
      <style:text-properties fo:color="#1c1c1c" loext:opacity="100%" style:font-name="Noto Sans1" fo:font-size="18pt" style:text-underline-style="none" fo:font-weight="bold"/>
    </style:style>
    <style:style style:name="T8" style:family="text">
      <style:text-properties fo:color="#1c1c1c" loext:opacity="100%" style:font-name="Noto Sans1" fo:font-size="22pt" style:text-underline-style="none" fo:background-color="transparent" style:font-size-asian="22pt" style:font-size-complex="22pt"/>
    </style:style>
    <style:style style:name="T9" style:family="text">
      <style:text-properties fo:color="#666666" loext:opacity="100%" style:font-name="Noto Sans1" fo:font-size="22pt" style:text-underline-style="none" style:font-size-asian="22pt" style:font-size-complex="22pt"/>
    </style:style>
    <style:style style:name="T10" style:family="text">
      <style:text-properties fo:color="#1c1c1c" loext:opacity="100%" style:font-name="Noto Sans1" fo:font-size="36pt" style:text-underline-style="none" fo:font-weight="bold" style:font-size-asian="36pt" style:font-weight-asian="bold" style:font-size-complex="36pt" style:font-weight-complex="bold"/>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style:font-name="Lato Black1" fo:font-size="18pt" style:text-underline-style="none" style:font-size-asian="18pt" style:font-size-complex="18pt"/>
    </style:style>
    <style:style style:name="T15" style:family="text">
      <style:text-properties fo:font-variant="normal" fo:text-transform="none" fo:color="#1c1c1c" loext:opacity="100%" style:text-line-through-style="solid" style:text-line-through-type="single" style:text-position="0% 100%" style:font-name="Noto Sans1"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style:font-name="Noto Sans1" fo:font-size="60pt" fo:text-shadow="1pt 1pt" style:text-underline-style="none" style:font-size-asian="60pt" style:font-size-complex="60pt"/>
    </style:style>
    <style:style style:name="T19" style:family="text">
      <style:text-properties style:font-name="Noto Sans1" fo:font-size="18pt" style:text-underline-style="none" style:font-size-asian="18pt" style:font-size-complex="18pt"/>
    </style:style>
    <style:style style:name="T20" style:family="text">
      <style:text-properties style:font-name="Noto Sans1" fo:font-size="16pt" style:text-underline-style="none" style:font-size-asian="16pt" style:font-size-complex="16pt"/>
    </style:style>
    <style:style style:name="T21" style:family="text">
      <style:text-properties fo:color="#000000" loext:opacity="100%" style:font-name="Lato Black" fo:font-size="28pt" style:text-underline-style="none" style:font-size-asian="28pt" style:font-size-complex="28pt"/>
    </style:style>
    <style:style style:name="T22"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832cm" svg:height="5.453cm" svg:x="4.318cm" svg:y="12.542cm">
          <draw:text-box>
            <text:p text:style-name="P1"><text:span text:style-name="T1">Scilab</text:span></text:p>
            <text:p text:style-name="P1"><text:span text:style-name="T2">Um software gratuito e de </text:span><text:span text:style-name="T2">código aberto para </text:span><text:span text:style-name="T2">engenheiros e cientistas.</text:span></text:p>
          </draw:text-box>
        </draw:frame>
        <draw:frame draw:style-name="gr2" draw:text-style-name="P4" draw:layer="layout" svg:width="6.604cm" svg:height="3.361cm" svg:x="20.32cm" svg:y="12.139cm">
          <draw:text-box>
            <text:p text:style-name="P3"><text:span text:style-name="T3">Lucas G S Sousa</text:span></text:p>
            <text:p text:style-name="P3"><text:span text:style-name="T3">Daiane A Pereira</text:span></text:p>
            <text:p text:style-name="P3"><text:span text:style-name="T3">Joquepede F Custódio</text:span></text:p>
            <text:p text:style-name="P3"><text:span text:style-name="T3">Paula Fernanda</text:span></text:p>
            <text:p text:style-name="P3"><text:span text:style-name="T3">Rafael Vicent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8"><text:span text:style-name="T4">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9"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8"><text:span text:style-name="T4">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9" draw:layer="layout" svg:width="12.222cm" svg:height="1.062cm" svg:x="1.278cm" svg:y="8.738cm">
          <text:list text:style-name="L2">
            <text:list-item>
              <text:p text:style-name="P8"><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14" draw:layer="layout" svg:width="12.468cm" svg:height="4.095cm" svg:x="2.032cm" svg:y="4.182cm">
          <draw:text-box>
            <text:p text:style-name="P13"><text:span text:style-name="T6">O que é o scilab?</text:span></text:p>
          </draw:text-box>
        </draw:frame>
        <draw:frame draw:style-name="gr11" draw:text-style-name="P16" draw:layer="layout" svg:width="8.214cm" svg:height="1.185cm" svg:x="2.286cm" svg:y="6.315cm">
          <draw:text-box>
            <text:p text:style-name="P15"><text:span text:style-name="T7">O que é Open source?</text:span></text:p>
          </draw:text-box>
        </draw:frame>
        <draw:frame draw:style-name="gr12" draw:text-style-name="P18" draw:layer="layout" svg:width="21.952cm" svg:height="4.487cm" svg:x="3.048cm" svg:y="8.015cm">
          <draw:text-box>
            <text:p text:style-name="P17"><text:span text:style-name="T8">O SciLab </text:span><text:span text:style-name="T8">não é uma </text:span><text:span text:style-name="T8">versão </text:span><text:span text:style-name="T8">gratuita do </text:span><text:span text:style-name="T8">MatLab, e </text:span><text:span text:style-name="T8">sim um </text:span><text:span text:style-name="T8">projeto </text:span><text:span text:style-name="T8">desenvolvid</text:span><text:span text:style-name="T8">o por </text:span><text:span text:style-name="T8">cientistas e </text:span><text:span text:style-name="T8">engenheiros </text:span><text:span text:style-name="T8">de todo o </text:span><text:span text:style-name="T8">mundo de </text:span><text:span text:style-name="T8">forma </text:span><text:span text:style-name="T8">colaborativa</text:span><text:span text:style-name="T8">, o que </text:span><text:span text:style-name="T8">chamamos </text:span><text:span text:style-name="T8">de </text:span><text:span text:style-name="T8">desenvolvim</text:span><text:span text:style-name="T8">ento open </text:span><text:span text:style-name="T8">source, ou </text:span><text:span text:style-name="T8">de código </text:span><text:span text:style-name="T8">aberto. </text:span></text:p>
          </draw:text-box>
        </draw:frame>
        <draw:custom-shape draw:style-name="gr13"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4" draw:text-style-name="P21" draw:layer="layout" svg:width="21.73cm" svg:height="6.803cm" svg:x="0.77cm" svg:y="2.197cm">
          <draw:text-box>
            <text:p text:style-name="P20"><text:span text:style-name="T9">O trabalho afim de distribuir uma ferramenta gratuita de Controle Automático para pesquisadores, teve início na década de 80, por pesquisadores do IRIA (Instituto Francês de Pesquisa em Ciência da Computação e Controle), inspirado no MatLab, seu “protótipo” chamava-se Blaise.</text:span></text:p>
          </draw:text-box>
        </draw:frame>
        <draw:frame draw:style-name="gr15" draw:text-style-name="P23" draw:layer="layout" svg:width="21.484cm" svg:height="5.546cm" svg:x="1.016cm" svg:y="10.197cm">
          <draw:text-box>
            <text:p text:style-name="P22"><text:span text:style-name="T9">Anos mais tarde o projeto passa a se chamar SciLab, desenvolvido pela INRIA e é criado um consórcio afim de garantir o desenvolvimento e suporte do sistema </text:span></text:p>
          </draw:text-box>
        </draw:frame>
        <draw:frame draw:style-name="gr16" draw:text-style-name="P25" draw:layer="layout" svg:width="9.906cm" svg:height="1.983cm" svg:x="0.162cm" svg:y="0.116cm">
          <draw:text-box>
            <text:p text:style-name="P24"><text:span text:style-name="T10">Iniciativa</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7" draw:text-style-name="P27" draw:layer="layout" svg:width="9.398cm" svg:height="2.079cm" svg:x="0.254cm" svg:y="3.219cm">
          <draw:text-box>
            <text:p text:style-name="P26"><text:span text:style-name="T11">Lorem ipsum dolor sit amet, consectetur adipiscing elit, sed do eiusmod tempor incididunt ut labore et dolore magna aliqua. </text:span></text:p>
          </draw:text-box>
        </draw:frame>
        <draw:frame draw:style-name="gr18" draw:text-style-name="P29" draw:layer="layout" svg:width="5.588cm" svg:height="1.115cm" svg:x="4.064cm" svg:y="2.032cm">
          <draw:text-box>
            <text:p text:style-name="P28"><text:span text:style-name="T12">Lorem</text:span></text:p>
          </draw:text-box>
        </draw:frame>
        <draw:frame draw:style-name="gr19" draw:text-style-name="P27" draw:layer="layout" svg:width="9.398cm" svg:height="2.947cm" svg:x="0.305cm" svg:y="7.332cm">
          <draw:text-box>
            <text:p text:style-name="P26"><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4.115cm" svg:y="6.145cm">
          <draw:text-box>
            <text:p text:style-name="P28"><text:span text:style-name="T13">Ipsum</text:span></text:p>
          </draw:text-box>
        </draw:frame>
        <draw:frame draw:style-name="gr20" draw:text-style-name="P27" draw:layer="layout" svg:width="9.398cm" svg:height="2.079cm" svg:x="0.254cm" svg:y="11.383cm">
          <draw:text-box>
            <text:p text:style-name="P26"><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4.064cm" svg:y="10.196cm">
          <draw:text-box>
            <text:p text:style-name="P28"><text:span text:style-name="T13">Dolor</text:span></text:p>
          </draw:text-box>
        </draw:frame>
        <draw:frame draw:style-name="gr21" draw:text-style-name="P32" draw:layer="layout" svg:width="9.398cm" svg:height="2.079cm" svg:x="18.534cm" svg:y="12.353cm">
          <draw:text-box>
            <text:p text:style-name="P31"><text:span text:style-name="T11">Lorem ipsum dolor sit amet, consectetur adipiscing elit, sed do eiusmod tempor incididunt ut labore et dolore magna aliqua. </text:span></text:p>
          </draw:text-box>
        </draw:frame>
        <draw:frame draw:style-name="gr18" draw:text-style-name="P34" draw:layer="layout" svg:width="5.588cm" svg:height="1.115cm" svg:x="18.534cm" svg:y="11.166cm">
          <draw:text-box>
            <text:p text:style-name="P33"><text:span text:style-name="T12">Consectetur</text:span></text:p>
          </draw:text-box>
        </draw:frame>
        <draw:frame draw:style-name="gr22" draw:text-style-name="P32" draw:layer="layout" svg:width="9.398cm" svg:height="2.079cm" svg:x="18.534cm" svg:y="8.307cm">
          <draw:text-box>
            <text:p text:style-name="P31"><text:span text:style-name="T11">Lorem ipsum dolor sit amet, consectetur adipiscing elit, sed do eiusmod tempor incididunt ut labore et dolore magna aliqua. </text:span></text:p>
          </draw:text-box>
        </draw:frame>
        <draw:frame draw:style-name="gr23" draw:text-style-name="P35" draw:layer="layout" svg:width="5.588cm" svg:height="1.013cm" svg:x="18.534cm" svg:y="7.12cm">
          <draw:text-box>
            <text:p text:style-name="P33"><text:span text:style-name="T14">Amet</text:span></text:p>
          </draw:text-box>
        </draw:frame>
        <draw:frame draw:style-name="gr24" draw:text-style-name="P32" draw:layer="layout" svg:width="9.398cm" svg:height="2.079cm" svg:x="18.534cm" svg:y="3.981cm">
          <draw:text-box>
            <text:p text:style-name="P31"><text:span text:style-name="T11">Lorem ipsum dolor sit amet, consectetur adipiscing elit, sed do eiusmod tempor incididunt ut labore et dolore magna aliqua. </text:span></text:p>
          </draw:text-box>
        </draw:frame>
        <draw:frame draw:style-name="gr18" draw:text-style-name="P36" draw:layer="layout" svg:width="5.588cm" svg:height="1.115cm" svg:x="18.534cm" svg:y="2.794cm">
          <draw:text-box>
            <text:p text:style-name="P33"><text:span text:style-name="T13">Sit</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5" draw:style-name="gr25" draw:text-style-name="P38"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37"><text:span text:style-name="T15">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7" draw:text-style-name="P11" draw:layer="layout" svg:width="9.397cm" svg:height="1.097cm" svg:x="0.762cm" svg:y="3.28cm">
          <text:p text:style-name="P10"><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6" draw:text-style-name="P9"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8"><text:span text:style-name="T4">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7" draw:text-style-name="P9" draw:layer="layout" svg:width="12.222cm" svg:height="1.062cm" svg:x="1.278cm" svg:y="8.738cm">
          <text:list text:style-name="L2">
            <text:list-item>
              <text:p text:style-name="P8"><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28" draw:text-style-name="P27" draw:layer="layout" svg:width="9.398cm" svg:height="2.079cm" svg:x="0.254cm" svg:y="3.219cm">
          <draw:text-box>
            <text:p text:style-name="P39"><text:span text:style-name="T11">Lorem ipsum dolor sit amet, consectetur adipiscing elit, sed do eiusmod tempor incididunt ut labore et dolore magna aliqua. </text:span></text:p>
          </draw:text-box>
        </draw:frame>
        <draw:frame draw:style-name="gr18" draw:text-style-name="P29" draw:layer="layout" svg:width="5.588cm" svg:height="1.115cm" svg:x="4.064cm" svg:y="2.032cm">
          <draw:text-box>
            <text:p text:style-name="P40"><text:span text:style-name="T12">Lorem</text:span></text:p>
          </draw:text-box>
        </draw:frame>
        <draw:frame draw:style-name="gr29" draw:text-style-name="P27" draw:layer="layout" svg:width="9.398cm" svg:height="2.947cm" svg:x="0.305cm" svg:y="7.332cm">
          <draw:text-box>
            <text:p text:style-name="P39"><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4.115cm" svg:y="6.145cm">
          <draw:text-box>
            <text:p text:style-name="P40"><text:span text:style-name="T13">Ipsum</text:span></text:p>
          </draw:text-box>
        </draw:frame>
        <draw:frame draw:style-name="gr30" draw:text-style-name="P27" draw:layer="layout" svg:width="9.398cm" svg:height="2.079cm" svg:x="0.254cm" svg:y="11.383cm">
          <draw:text-box>
            <text:p text:style-name="P39"><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4.064cm" svg:y="10.196cm">
          <draw:text-box>
            <text:p text:style-name="P40"><text:span text:style-name="T13">Dolor</text:span></text:p>
          </draw:text-box>
        </draw:frame>
        <draw:frame draw:style-name="gr31" draw:text-style-name="P32" draw:layer="layout" svg:width="9.398cm" svg:height="2.079cm" svg:x="18.534cm" svg:y="12.353cm">
          <draw:text-box>
            <text:p text:style-name="P41"><text:span text:style-name="T11">Lorem ipsum dolor sit amet, consectetur adipiscing elit, sed do eiusmod tempor incididunt ut labore et dolore magna aliqua. </text:span></text:p>
          </draw:text-box>
        </draw:frame>
        <draw:frame draw:style-name="gr18" draw:text-style-name="P34" draw:layer="layout" svg:width="5.588cm" svg:height="1.115cm" svg:x="18.534cm" svg:y="11.166cm">
          <draw:text-box>
            <text:p><text:span text:style-name="T12">Consectetur</text:span></text:p>
          </draw:text-box>
        </draw:frame>
        <draw:frame draw:style-name="gr32" draw:text-style-name="P32" draw:layer="layout" svg:width="9.398cm" svg:height="2.079cm" svg:x="18.534cm" svg:y="8.307cm">
          <draw:text-box>
            <text:p text:style-name="P41"><text:span text:style-name="T11">Lorem ipsum dolor sit amet, consectetur adipiscing elit, sed do eiusmod tempor incididunt ut labore et dolore magna aliqua. </text:span></text:p>
          </draw:text-box>
        </draw:frame>
        <draw:frame draw:style-name="gr23" draw:text-style-name="P35" draw:layer="layout" svg:width="5.588cm" svg:height="1.013cm" svg:x="18.534cm" svg:y="7.12cm">
          <draw:text-box>
            <text:p><text:span text:style-name="T14">Amet</text:span></text:p>
          </draw:text-box>
        </draw:frame>
        <draw:frame draw:style-name="gr33" draw:text-style-name="P32" draw:layer="layout" svg:width="9.398cm" svg:height="2.079cm" svg:x="18.534cm" svg:y="3.981cm">
          <draw:text-box>
            <text:p text:style-name="P41"><text:span text:style-name="T11">Lorem ipsum dolor sit amet, consectetur adipiscing elit, sed do eiusmod tempor incididunt ut labore et dolore magna aliqua. </text:span></text:p>
          </draw:text-box>
        </draw:frame>
        <draw:frame draw:style-name="gr18" draw:text-style-name="P36" draw:layer="layout" svg:width="5.588cm" svg:height="1.115cm" svg:x="18.534cm" svg:y="2.794cm">
          <draw:text-box>
            <text:p><text:span text:style-name="T13">Sit</text:span></text:p>
          </draw:text-box>
        </draw:frame>
        <presentation:notes draw:style-name="dp1">
          <office:forms form:automatic-focus="false" form:apply-design-mode="false"/>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name="TextShape 9" draw:style-name="gr34" draw:text-style-name="P38" draw:layer="layout" svg:width="11.722cm" svg:height="1.062cm" svg:x="1.278cm" svg:y="5.938cm">
          <office:event-listeners>
            <presentation:event-listener script:event-name="dom:click" presentation:action="show" xlink:href="#page3" xlink:type="simple" xlink:show="embed" xlink:actuate="onRequest"/>
          </office:event-listeners>
          <text:list text:style-name="L2">
            <text:list-item>
              <text:p text:style-name="P37"><text:span text:style-name="T15">Introdução ao scila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7" draw:text-style-name="P11" draw:layer="layout" svg:width="9.397cm" svg:height="1.097cm" svg:x="0.762cm" svg:y="3.28cm">
          <text:p text:style-name="P10"><text:span text:style-name="T5">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5" draw:text-style-name="P38" draw:layer="layout" svg:width="7.722cm" svg:height="1.062cm" svg:x="1.278cm" svg:y="7.338cm">
          <office:event-listeners>
            <presentation:event-listener script:event-name="dom:click" presentation:action="show" xlink:href="#page3" xlink:type="simple" xlink:show="embed" xlink:actuate="onRequest"/>
          </office:event-listeners>
          <text:list text:style-name="L2">
            <text:list-item>
              <text:p text:style-name="P37"><text:span text:style-name="T15">Varáve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6" draw:text-style-name="P9" draw:layer="layout" svg:width="12.222cm" svg:height="1.062cm" svg:x="1.278cm" svg:y="8.738cm">
          <text:list text:style-name="L2">
            <text:list-item>
              <text:p text:style-name="P8"><text:span text:style-name="T4">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Bullet_20_1">
        <office:forms form:automatic-focus="false" form:apply-design-mode="false"/>
        <draw:frame draw:style-name="gr37"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38" draw:text-style-name="P32" draw:layer="layout" svg:width="9.398cm" svg:height="2.079cm" svg:x="7.366cm" svg:y="12.41cm">
          <draw:text-box>
            <text:p text:style-name="P41"><text:span text:style-name="T11">Lorem ipsum dolor sit amet, consectetur adipiscing elit, sed do eiusmod tempor incididunt ut labore et dolore magna aliqua. </text:span></text:p>
          </draw:text-box>
        </draw:frame>
        <draw:frame draw:style-name="gr18" draw:text-style-name="P36" draw:layer="layout" svg:width="5.588cm" svg:height="1.115cm" svg:x="7.366cm" svg:y="11.223cm">
          <draw:text-box>
            <text:p><text:span text:style-name="T13">03 Dolor</text:span></text:p>
          </draw:text-box>
        </draw:frame>
        <draw:frame draw:style-name="gr39" draw:text-style-name="P27" draw:layer="layout" svg:width="9.66cm" svg:height="2.739cm" svg:x="0.5cm" svg:y="3.473cm">
          <draw:text-box>
            <text:p text:style-name="P39"><text:span text:style-name="T11">Lorem ipsum dolor sit amet, consectetur adipiscing elit, sed do eiusmod tempor incididunt ut labore et dolore magna aliqua. </text:span></text:p>
          </draw:text-box>
        </draw:frame>
        <draw:custom-shape draw:style-name="gr40" draw:text-style-name="P4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30" draw:layer="layout" svg:width="5.588cm" svg:height="1.115cm" svg:x="4.572cm" svg:y="2.286cm">
          <draw:text-box>
            <text:p text:style-name="P40"><text:span text:style-name="T13">01 Lorem</text:span></text:p>
          </draw:text-box>
        </draw:frame>
        <draw:frame draw:style-name="gr37"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37"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41" draw:text-style-name="P27" draw:layer="layout" svg:width="7.62cm" svg:height="2.555cm" svg:x="17.526cm" svg:y="5.157cm">
          <draw:text-box>
            <text:p text:style-name="P39"><text:span text:style-name="T11">Lorem ipsum dolor sit amet, consectetur adipiscing elit, sed do eiusmod tempor incididunt ut labore et dolore magna aliqua. </text:span></text:p>
          </draw:text-box>
        </draw:frame>
        <draw:frame draw:style-name="gr18" draw:text-style-name="P30" draw:layer="layout" svg:width="5.588cm" svg:height="1.115cm" svg:x="19.558cm" svg:y="3.97cm">
          <draw:text-box>
            <text:p text:style-name="P40"><text:span text:style-name="T13">02 Ipsum</text:span></text:p>
          </draw:text-box>
        </draw:frame>
        <presentation:notes draw:style-name="dp2">
          <draw:page-thumbnail draw:style-name="gr5" draw:layer="layout" svg:width="0.001cm" svg:height="0.001cm" svg:x="0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Bullet_20_2">
        <office:forms form:automatic-focus="false" form:apply-design-mode="false"/>
        <draw:frame draw:style-name="gr42" draw:text-style-name="P43" draw:layer="layout" svg:width="8.89cm" svg:height="3.147cm" svg:x="2.648cm" svg:y="4.234cm">
          <draw:text-box>
            <text:p><text:span text:style-name="T16">Lorem ipsum dolor sit amet, consectetur adipiscing elit, sed do eiusmod tempor incididunt ut labore et dolore magna aliqua. </text:span></text:p>
          </draw:text-box>
        </draw:frame>
        <draw:frame draw:style-name="gr43" draw:text-style-name="P44" draw:layer="layout" svg:width="4.318cm" svg:height="1.31cm" svg:x="4.457cm" svg:y="3.094cm">
          <draw:text-box>
            <text:p><text:span text:style-name="T17">Lorem</text:span></text:p>
          </draw:text-box>
        </draw:frame>
        <draw:frame draw:style-name="gr42" draw:text-style-name="P43" draw:layer="layout" svg:width="8.89cm" svg:height="3.147cm" svg:x="7.982cm" svg:y="11.216cm">
          <draw:text-box>
            <text:p><text:span text:style-name="T16">Lorem ipsum dolor sit amet, consectetur adipiscing elit, sed do eiusmod tempor incididunt ut labore et dolore magna aliqua. </text:span></text:p>
          </draw:text-box>
        </draw:frame>
        <draw:frame draw:style-name="gr43" draw:text-style-name="P44" draw:layer="layout" svg:width="4.318cm" svg:height="1.31cm" svg:x="9.791cm" svg:y="10.076cm">
          <draw:text-box>
            <text:p><text:span text:style-name="T17">Ipsum</text:span></text:p>
          </draw:text-box>
        </draw:frame>
        <draw:frame draw:style-name="gr42" draw:text-style-name="P43"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43" draw:text-style-name="P44" draw:layer="layout" svg:width="4.318cm" svg:height="1.31cm" svg:x="20.459cm" svg:y="10.206cm">
          <draw:text-box>
            <text:p><text:span text:style-name="T17">Sit</text:span></text:p>
          </draw:text-box>
        </draw:frame>
        <draw:frame draw:style-name="gr42" draw:text-style-name="P43" draw:layer="layout" svg:width="8.89cm" svg:height="3.147cm" svg:x="14.078cm" svg:y="4.234cm">
          <draw:text-box>
            <text:p><text:span text:style-name="T16">Lorem ipsum dolor sit amet, consectetur adipiscing elit, sed do eiusmod tempor incididunt ut labore et dolore magna aliqua. </text:span></text:p>
          </draw:text-box>
        </draw:frame>
        <draw:frame draw:style-name="gr43" draw:text-style-name="P44" draw:layer="layout" svg:width="4.318cm" svg:height="1.31cm" svg:x="15.887cm" svg:y="3.094cm">
          <draw:text-box>
            <text:p><text:span text:style-name="T17">Dolor</text:span></text:p>
          </draw:text-box>
        </draw:frame>
        <draw:frame draw:style-name="gr44" draw:text-style-name="P45" draw:layer="layout" svg:width="3.048cm" svg:height="3.138cm" svg:x="1.378cm" svg:y="1.44cm">
          <draw:text-box>
            <text:p><text:span text:style-name="T18">01</text:span></text:p>
          </draw:text-box>
        </draw:frame>
        <draw:frame draw:style-name="gr44" draw:text-style-name="P45" draw:layer="layout" svg:width="3.048cm" svg:height="3.138cm" svg:x="6.712cm" svg:y="8.552cm">
          <draw:text-box>
            <text:p><text:span text:style-name="T18">02</text:span></text:p>
          </draw:text-box>
        </draw:frame>
        <draw:frame draw:style-name="gr44" draw:text-style-name="P45" draw:layer="layout" svg:width="3.048cm" svg:height="3.138cm" svg:x="12.808cm" svg:y="1.604cm">
          <draw:text-box>
            <text:p><text:span text:style-name="T18">03</text:span></text:p>
          </draw:text-box>
        </draw:frame>
        <draw:frame draw:style-name="gr44" draw:text-style-name="P45" draw:layer="layout" svg:width="3.048cm" svg:height="3.138cm" svg:x="17.38cm" svg:y="8.716cm">
          <draw:text-box>
            <text:p><text:span text:style-name="T18">04</text:span></text:p>
          </draw:text-box>
        </draw:frame>
        <presentation:notes draw:style-name="dp2">
          <draw:page-thumbnail draw:style-name="gr5" draw:layer="layout" svg:width="0.001cm" svg:height="0.001cm" svg:x="0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Jigsaw">
        <office:forms form:automatic-focus="false" form:apply-design-mode="false"/>
        <draw:frame draw:style-name="gr45" draw:text-style-name="P46" draw:layer="layout" svg:width="10.668cm" svg:height="3.707cm" svg:x="11.938cm" svg:y="5.588cm">
          <draw:text-box>
            <text:p><text:span text:style-name="T19">Lorem ipsum dolor sit amet, consectetur adipiscing elit, sed do eiusmod tempor incididunt ut labore et dolore magna aliqua. </text:span></text:p>
          </draw:text-box>
        </draw:frame>
        <draw:frame draw:style-name="gr46" draw:text-style-name="P47" draw:layer="layout" svg:width="4.318cm" svg:height="1.017cm" svg:x="11.992cm" svg:y="9.412cm">
          <draw:text-box>
            <text:p><text:span text:style-name="T20">- Loremus</text:span></text:p>
          </draw:text-box>
        </draw:frame>
        <presentation:notes draw:style-name="dp2">
          <draw:page-thumbnail draw:style-name="gr5" draw:layer="layout" svg:width="0.001cm" svg:height="0.001cm" svg:x="0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47" draw:text-style-name="P49" draw:layer="layout" svg:width="13.716cm" svg:height="1.437cm" svg:x="7.112cm" svg:y="0.794cm">
          <draw:text-box>
            <text:p text:style-name="P48"><text:span text:style-name="T21">Lorem &amp; Ipsum</text:span></text:p>
          </draw:text-box>
        </draw:frame>
        <draw:g>
          <draw:custom-shape draw:style-name="gr48" draw:text-style-name="P5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49" draw:text-style-name="P51"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51" draw:text-style-name="P5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53" draw:layer="layout" svg:width="3.556cm" svg:height="1.115cm" svg:x="2.794cm" svg:y="10.379cm">
          <draw:text-box>
            <text:p text:style-name="P48"><text:span text:style-name="T12">Lorem</text:span></text:p>
          </draw:text-box>
        </draw:frame>
        <draw:frame draw:style-name="gr18" draw:text-style-name="P53" draw:layer="layout" svg:width="3.556cm" svg:height="1.115cm" svg:x="12.192cm" svg:y="10.468cm">
          <draw:text-box>
            <text:p text:style-name="P48"><text:span text:style-name="T12">Ipsum</text:span></text:p>
          </draw:text-box>
        </draw:frame>
        <draw:frame draw:style-name="gr18" draw:text-style-name="P53" draw:layer="layout" svg:width="3.556cm" svg:height="1.115cm" svg:x="21.282cm" svg:y="10.414cm">
          <draw:text-box>
            <text:p text:style-name="P48"><text:span text:style-name="T12">Dolor</text:span></text:p>
          </draw:text-box>
        </draw:frame>
        <draw:frame draw:style-name="gr52" draw:text-style-name="P54" draw:layer="layout" svg:width="7.984cm" svg:height="4.595cm" svg:x="1.016cm" svg:y="11.357cm">
          <draw:text-box>
            <text:p text:style-name="P48"><text:span text:style-name="T16">Lorem ipsum dolor sit amet, consectetur adipiscing elit, sed do eiusmod tempor incididunt ut labore et dolore magna aliqua. </text:span></text:p>
          </draw:text-box>
        </draw:frame>
        <draw:frame draw:style-name="gr52" draw:text-style-name="P54" draw:layer="layout" svg:width="7.728cm" svg:height="4.595cm" svg:x="10cm" svg:y="11.358cm">
          <draw:text-box>
            <text:p text:style-name="P48"><text:span text:style-name="T16">Lorem ipsum dolor sit amet, consectetur adipiscing elit, sed do eiusmod tempor incididunt ut labore et dolore magna aliqua. </text:span></text:p>
          </draw:text-box>
        </draw:frame>
        <draw:frame draw:style-name="gr52" draw:text-style-name="P54" draw:layer="layout" svg:width="7.828cm" svg:height="4.595cm" svg:x="19cm" svg:y="11.359cm">
          <draw:text-box>
            <text:p text:style-name="P48"><text:span text:style-name="T16">Lorem ipsum dolor sit amet, consectetur adipiscing elit, sed do eiusmod tempor incididunt ut labore et dolore magna aliqua. </text:span></text:p>
          </draw:text-box>
        </draw:frame>
        <draw:custom-shape draw:style-name="gr53" draw:text-style-name="P5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56" draw:text-style-name="P56" draw:layer="layout" svg:width="14.224cm" svg:height="4.595cm" svg:x="1.27cm" svg:y="4.297cm">
          <draw:text-box>
            <text:p text:style-name="P55"><text:span text:style-name="T1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7" draw:text-style-name="P58" draw:layer="layout" svg:width="14.224cm" svg:height="3.147cm" svg:x="1.016cm" svg:y="10.197cm">
          <draw:text-box>
            <text:p text:style-name="P57"><text:span text:style-name="T16">Id volutpat lacus laoreet non curabitur gravida arcu. Felis bibendum ut tristique et egestas quis ipsum suspendisse. Quam viverra orci sagittis eu. Risus commodo viverra </text:span></text:p>
          </draw:text-box>
        </draw:frame>
        <draw:frame draw:style-name="gr16" draw:text-style-name="P34" draw:layer="layout" svg:width="9.906cm" svg:height="1.31cm" svg:x="0.762cm" svg:y="1.016cm">
          <draw:text-box>
            <text:p><text:span text:style-name="T17">Lorem &amp; Ipsum</text:span></text:p>
          </draw:text-box>
        </draw:frame>
        <draw:frame draw:style-name="gr58" draw:text-style-name="P60" draw:layer="layout" svg:width="6.082cm" svg:height="1.073cm" svg:x="14.746cm" svg:y="14.342cm">
          <draw:text-box>
            <text:p text:style-name="P59"><text:span text:style-name="T22">Photo by </text:span><text:span text:style-name="T22"><text:a xlink:href="https://unsplash.com/@johnwestrock?utm_source=unsplash&amp;utm_medium=referral&amp;utm_content=creditCopyText" xlink:type="simple">Dave Hoefler</text:a></text:span><text:span text:style-name="T22"><text:s/>on </text:span><text:span text:style-name="T22"><text:a xlink:href="https://unsplash.com/s/photos/landscape?utm_source=unsplash&amp;utm_medium=referral&amp;utm_content=creditCopyText" xlink:type="simple">Unsplash</text:a></text:span></text:p>
          </draw:text-box>
        </draw:frame>
        <draw:polygon draw:style-name="gr59" draw:text-style-name="P6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5" draw:layer="layout" svg:width="0.001cm" svg:height="0.001cm" svg:x="0cm" svg:y="2.257cm" draw:page-number="13"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BA11598B65A5F19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2.2$Linux_X86_64 LibreOffice_project/49f2b1bff42cfccbd8f788c8dc32c1c309559be0</meta:generator>
    <meta:creation-date>2022-04-18T09:06:07.172997849</meta:creation-date>
    <meta:editing-duration>PT3H19M41S</meta:editing-duration>
    <meta:editing-cycles>2</meta:editing-cycles>
    <dc:date>2022-04-18T13:10:26.045366330</dc:date>
    <meta:document-statistic meta:object-count="366"/>
  </office:meta>
</office:document-meta>
</file>